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01e076" draw:textarea-horizontal-align="justify" draw:textarea-vertical-align="middle" draw:auto-grow-height="false" fo:min-height="1.35cm" fo:min-width="26.9cm"/>
    </style:style>
    <style:style style:name="gr2" style:family="graphic" style:parent-style-name="standard">
      <style:graphic-properties svg:stroke-color="#111111" draw:fill-color="#01e076" draw:textarea-horizontal-align="justify" draw:textarea-vertical-align="middle" draw:auto-grow-height="false" fo:min-height="0.95cm" fo:min-width="25.1cm"/>
    </style:style>
    <style:style style:name="gr3" style:family="graphic" style:parent-style-name="standard">
      <style:graphic-properties svg:stroke-color="#111111" draw:fill-color="#01e076" draw:textarea-horizontal-align="justify" draw:textarea-vertical-align="middle" draw:auto-grow-height="false" fo:min-height="4.55cm" fo:min-width="25.1cm"/>
    </style:style>
    <style:style style:name="gr4" style:family="graphic" style:parent-style-name="standard">
      <style:graphic-properties svg:stroke-color="#000000" draw:fill-color="#01e076" draw:textarea-horizontal-align="justify" draw:textarea-vertical-align="middle" draw:auto-grow-height="false" fo:min-height="5.045cm" fo:min-width="25.1cm"/>
    </style:style>
    <style:style style:name="gr5" style:family="graphic" style:parent-style-name="standard">
      <style:graphic-properties svg:stroke-color="#000000" draw:fill-color="#e8cecc" draw:textarea-horizontal-align="justify" draw:textarea-vertical-align="middle" draw:auto-grow-height="false" fo:min-height="4.75cm" fo:min-width="5.6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9" style:family="graphic" style:parent-style-name="standard">
      <style:graphic-properties svg:stroke-color="#000000" draw:fill-color="#01e076" draw:textarea-horizontal-align="justify" draw:textarea-vertical-align="middle" draw:auto-grow-height="false" fo:min-height="0.25cm" fo:min-width="0.2cm"/>
    </style:style>
    <style:style style:name="gr10" style:family="graphic" style:parent-style-name="standard">
      <style:graphic-properties svg:stroke-color="#000000" draw:fill-color="#01e076" draw:textarea-horizontal-align="justify" draw:textarea-vertical-align="middle" draw:auto-grow-height="false" fo:min-height="0.25cm" fo:min-width="0.20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000000" draw:fill-color="#01e076" draw:textarea-horizontal-align="justify" draw:textarea-vertical-align="middle" draw:auto-grow-height="false" fo:min-height="1.35cm" fo:min-width="26.9cm"/>
    </style:style>
    <style:style style:name="gr14" style:family="graphic" style:parent-style-name="standard">
      <style:graphic-properties svg:stroke-color="#000000" draw:fill-color="#01e076" draw:textarea-horizontal-align="justify" draw:textarea-vertical-align="middle" draw:auto-grow-height="false" fo:min-height="0.95cm" fo:min-width="25.1cm"/>
    </style:style>
    <style:style style:name="gr15" style:family="graphic" style:parent-style-name="standard">
      <style:graphic-properties svg:stroke-color="#000000" draw:fill-color="#01e076" draw:textarea-horizontal-align="justify" draw:textarea-vertical-align="middle" draw:auto-grow-height="false" fo:min-height="15.05cm" fo:min-width="5.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7" style:family="graphic" style:parent-style-name="standard">
      <style:graphic-properties svg:stroke-color="#000000" draw:fill-color="#e8cecc" draw:textarea-horizontal-align="justify" draw:textarea-vertical-align="middle" draw:auto-grow-height="false" fo:min-height="4.784cm" fo:min-width="5.82cm"/>
    </style:style>
    <style:style style:name="gr18" style:family="graphic" style:parent-style-name="standard">
      <style:graphic-properties svg:stroke-color="#000000" draw:fill-color="#e8cecc" draw:textarea-horizontal-align="justify" draw:textarea-vertical-align="middle" draw:auto-grow-height="false" fo:min-height="4.783cm" fo:min-width="5.82cm"/>
    </style:style>
    <style:style style:name="gr19" style:family="graphic" style:parent-style-name="standard">
      <style:graphic-properties svg:stroke-color="#000000" draw:fill-color="#01e076" draw:textarea-horizontal-align="justify" draw:textarea-vertical-align="middle" draw:auto-grow-height="false" fo:min-height="8.55cm" fo:min-width="7.9cm"/>
    </style:style>
    <style:style style:name="gr20" style:family="graphic" style:parent-style-name="standard">
      <style:graphic-properties svg:stroke-color="#000000" draw:fill-color="#01e076" draw:textarea-horizontal-align="justify" draw:textarea-vertical-align="middle" draw:auto-grow-height="false" fo:min-height="1.95cm" fo:min-width="9.2cm"/>
    </style:style>
    <style:style style:name="gr21" style:family="graphic" style:parent-style-name="standard">
      <style:graphic-properties svg:stroke-color="#000000" draw:fill-color="#01e076" draw:textarea-horizontal-align="justify" draw:textarea-vertical-align="middle" draw:auto-grow-height="false" fo:min-height="6.25cm" fo:min-width="9.2cm"/>
    </style:style>
    <style:style style:name="gr22" style:family="graphic" style:parent-style-name="standard">
      <style:graphic-properties svg:stroke-color="#000000" draw:fill-color="#01e076" draw:textarea-horizontal-align="justify" draw:textarea-vertical-align="middle" draw:auto-grow-height="false" fo:min-height="8.55cm" fo:min-width="6.8cm"/>
    </style:style>
    <style:style style:name="gr23" style:family="graphic" style:parent-style-name="standard">
      <style:graphic-properties svg:stroke-color="#000000" draw:fill-color="#01e076" draw:textarea-horizontal-align="justify" draw:textarea-vertical-align="middle" draw:auto-grow-height="false" fo:min-height="6.45cm" fo:min-width="25.1cm"/>
    </style:style>
    <style:style style:name="gr24" style:family="graphic" style:parent-style-name="standard">
      <style:graphic-properties svg:stroke-color="#000000" draw:fill-color="#01e076" draw:textarea-horizontal-align="justify" draw:textarea-vertical-align="middle" draw:auto-grow-height="false" fo:min-height="0.75cm" fo:min-width="5.9cm"/>
    </style:style>
    <style:style style:name="gr25" style:family="graphic" style:parent-style-name="standard">
      <style:graphic-properties svg:stroke-color="#000000" draw:fill-color="#01e076" draw:textarea-horizontal-align="justify" draw:textarea-vertical-align="middle" draw:auto-grow-height="false" fo:min-height="0.586cm" fo:min-width="13.881cm"/>
    </style:style>
    <style:style style:name="gr26" style:family="graphic" style:parent-style-name="standard">
      <style:graphic-properties svg:stroke-color="#000000" draw:fill-color="#01e076" draw:textarea-horizontal-align="justify" draw:textarea-vertical-align="middle" draw:auto-grow-height="false" fo:min-height="0.586cm" fo:min-width="3.679cm"/>
    </style:style>
    <style:style style:name="gr27" style:family="graphic" style:parent-style-name="standard">
      <style:graphic-properties svg:stroke-color="#000000" draw:fill-color="#01e076" draw:textarea-horizontal-align="justify" draw:textarea-vertical-align="middle" draw:auto-grow-height="false" fo:min-height="0.586cm" fo:min-width="5.914cm"/>
    </style:style>
    <style:style style:name="gr28" style:family="graphic" style:parent-style-name="standard">
      <style:graphic-properties svg:stroke-color="#000000" draw:fill-color="#01e076" draw:textarea-horizontal-align="justify" draw:textarea-vertical-align="middle" draw:auto-grow-height="false" fo:min-height="12.705cm" fo:min-width="13.881cm"/>
    </style:style>
    <style:style style:name="gr29" style:family="graphic" style:parent-style-name="standard">
      <style:graphic-properties svg:stroke-color="#000000" draw:fill-color="#01e076" draw:textarea-horizontal-align="justify" draw:textarea-vertical-align="middle" draw:auto-grow-height="false" fo:min-height="12.705cm" fo:min-width="3.679cm"/>
    </style:style>
    <style:style style:name="gr30" style:family="graphic" style:parent-style-name="standard">
      <style:graphic-properties svg:stroke-color="#000000" draw:fill-color="#01e076" draw:textarea-horizontal-align="justify" draw:textarea-vertical-align="middle" draw:auto-grow-height="false" fo:min-height="12.705cm" fo:min-width="5.913cm"/>
    </style:style>
    <style:style style:name="gr31" style:family="graphic" style:parent-style-name="standard">
      <style:graphic-properties svg:stroke-color="#000000" draw:fill-color="#01e076" draw:textarea-horizontal-align="justify" draw:textarea-vertical-align="middle" draw:auto-grow-height="false" fo:min-height="0.75cm" fo:min-width="18.5cm"/>
    </style:style>
    <style:style style:name="gr32" style:family="graphic" style:parent-style-name="standard">
      <style:graphic-properties svg:stroke-color="#000000" draw:fill-color="#01e076" draw:textarea-horizontal-align="justify" draw:textarea-vertical-align="middle" draw:auto-grow-height="false" fo:min-height="1.35cm" fo:min-width="26.9cm"/>
    </style:style>
    <style:style style:name="gr33" style:family="graphic" style:parent-style-name="standard">
      <style:graphic-properties svg:stroke-color="#000000" draw:fill-color="#01e076" draw:textarea-horizontal-align="justify" draw:textarea-vertical-align="middle" draw:auto-grow-height="false" fo:min-height="14.75cm" fo:min-width="12.3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15cm" fo:min-width="11.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svg:stroke-color="#000000" draw:fill-color="#fff8ed" draw:textarea-horizontal-align="justify" draw:textarea-vertical-align="middle" draw:auto-grow-height="false" fo:min-height="1.15cm" fo:min-width="11.1cm"/>
    </style:style>
    <style:style style:name="gr37" style:family="graphic" style:parent-style-name="standard">
      <style:graphic-properties svg:stroke-color="#000000" draw:fill-color="#cf9eff" draw:textarea-horizontal-align="justify" draw:textarea-vertical-align="middle" draw:auto-grow-height="false" fo:min-height="1.15cm" fo:min-width="11.1cm"/>
    </style:style>
    <style:style style:name="gr38" style:family="graphic" style:parent-style-name="standard">
      <style:graphic-properties svg:stroke-color="#000000" draw:fill-color="#01e076" draw:textarea-horizontal-align="justify" draw:textarea-vertical-align="middle" draw:auto-grow-height="false" fo:min-height="9.15cm" fo:min-width="12.3cm"/>
    </style:style>
    <style:style style:name="gr39" style:family="graphic" style:parent-style-name="standard">
      <style:graphic-properties draw:fill-color="#1e9ae0" draw:textarea-horizontal-align="justify" draw:textarea-vertical-align="middle" draw:auto-grow-height="false" fo:min-height="1.35cm" fo:min-width="26.9cm"/>
    </style:style>
    <style:style style:name="gr40" style:family="graphic" style:parent-style-name="standard">
      <style:graphic-properties draw:fill-color="#1e9ae0" draw:textarea-horizontal-align="justify" draw:textarea-vertical-align="middle" draw:auto-grow-height="false" fo:min-height="0.95cm" fo:min-width="25.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1cm"/>
    </style:style>
    <style:style style:name="gr42" style:family="graphic" style:parent-style-name="standard">
      <style:graphic-properties draw:fill-color="#1e9ae0" draw:textarea-horizontal-align="justify" draw:textarea-vertical-align="middle" draw:auto-grow-height="false" fo:min-height="16.55cm" fo:min-width="5.3cm"/>
    </style:style>
    <style:style style:name="gr43" style:family="graphic" style:parent-style-name="standard">
      <style:graphic-properties draw:fill-color="#9ebeff" draw:textarea-horizontal-align="justify" draw:textarea-vertical-align="middle" draw:auto-grow-height="false" fo:min-height="2.95cm" fo:min-width="6.01cm"/>
    </style:style>
    <style:style style:name="gr44" style:family="graphic" style:parent-style-name="standard">
      <style:graphic-properties draw:fill-color="#fff8ed" draw:textarea-horizontal-align="justify" draw:textarea-vertical-align="middle" draw:auto-grow-height="false" fo:min-height="13.25cm" fo:min-width="6cm"/>
    </style:style>
    <style:style style:name="gr45" style:family="graphic" style:parent-style-name="standard">
      <style:graphic-properties draw:fill-color="#9ebeff" draw:textarea-horizontal-align="justify" draw:textarea-vertical-align="middle" draw:auto-grow-height="false" fo:min-height="1.591cm" fo:min-width="4.248cm"/>
    </style:style>
    <style:style style:name="gr46" style:family="graphic" style:parent-style-name="standard">
      <style:graphic-properties draw:fill-color="#9ebeff" draw:textarea-horizontal-align="justify" draw:textarea-vertical-align="middle" draw:auto-grow-height="false" fo:min-height="1.591cm" fo:min-width="4.25cm"/>
    </style:style>
    <style:style style:name="gr47" style:family="graphic" style:parent-style-name="standard">
      <style:graphic-properties svg:stroke-color="#0066ff" draw:fill-color="#fff8ed" draw:textarea-horizontal-align="justify" draw:textarea-vertical-align="middle" draw:auto-grow-height="false" fo:min-height="6.502cm" fo:min-width="14.104cm"/>
    </style:style>
    <style:style style:name="gr48" style:family="graphic" style:parent-style-name="standard">
      <style:graphic-properties draw:fill-color="#fff8ed" draw:textarea-horizontal-align="justify" draw:textarea-vertical-align="middle" draw:auto-grow-height="false" fo:min-height="6.502cm" fo:min-width="4.304cm"/>
    </style:style>
    <style:style style:name="gr49" style:family="graphic" style:parent-style-name="standard">
      <style:graphic-properties draw:fill-color="#fff8ed" draw:textarea-horizontal-align="justify" draw:textarea-vertical-align="middle" draw:auto-grow-height="false" fo:min-height="7.15cm" fo:min-width="19.1cm"/>
    </style:style>
    <style:style style:name="gr50" style:family="graphic" style:parent-style-name="standard">
      <style:graphic-properties draw:fill-color="#9ebeff" draw:textarea-horizontal-align="justify" draw:textarea-vertical-align="middle" draw:auto-grow-height="false" fo:min-height="1.15cm" fo:min-width="19.1cm"/>
    </style:style>
    <style:style style:name="gr51" style:family="graphic" style:parent-style-name="standard">
      <style:graphic-properties draw:fill-color="#d4e8cc" draw:textarea-horizontal-align="justify" draw:textarea-vertical-align="middle" draw:auto-grow-height="false" fo:min-height="14.75cm" fo:min-width="19.1cm"/>
    </style:style>
    <style:style style:name="gr52" style:family="graphic" style:parent-style-name="standard">
      <style:graphic-properties draw:fill-color="#9ebeff" draw:textarea-horizontal-align="justify" draw:textarea-vertical-align="middle" draw:auto-grow-height="false" fo:min-height="0.55cm" fo:min-width="3.199cm"/>
    </style:style>
    <style:style style:name="gr53" style:family="graphic" style:parent-style-name="standard">
      <style:graphic-properties draw:fill-color="#9ebeff" draw:textarea-horizontal-align="justify" draw:textarea-vertical-align="middle" draw:auto-grow-height="false" fo:min-height="0.55cm" fo:min-width="3.2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12.35cm" fo:min-width="3.199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12.35cm" fo:min-width="3.2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55cm" fo:min-width="3.199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55cm" fo:min-width="3.2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1.15cm" fo:min-width="19.1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7.25cm" fo:min-width="9.19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6.95cm" fo:min-width="9.19cm"/>
    </style:style>
    <style:style style:name="gr61" style:family="graphic" style:parent-style-name="standard">
      <style:graphic-properties svg:stroke-color="#000000" draw:fill-color="#ffffff" draw:textarea-horizontal-align="justify" draw:textarea-vertical-align="top" draw:auto-grow-height="false" fo:min-height="17.15cm" fo:min-width="12.696cm"/>
    </style:style>
    <style:style style:name="gr62" style:family="graphic" style:parent-style-name="standard">
      <style:graphic-properties draw:fill-color="#01e076" draw:textarea-horizontal-align="justify" draw:textarea-vertical-align="middle" draw:auto-grow-height="false" fo:min-height="2.533cm" fo:min-width="11.7cm"/>
    </style:style>
    <style:style style:name="gr63" style:family="graphic" style:parent-style-name="standard">
      <style:graphic-properties draw:fill-color="#e3e8cc" draw:textarea-horizontal-align="justify" draw:textarea-vertical-align="middle" draw:auto-grow-height="false" fo:min-height="2.533cm" fo:min-width="11.7cm"/>
    </style:style>
    <style:style style:name="gr64" style:family="graphic" style:parent-style-name="standard">
      <style:graphic-properties draw:fill-color="#fff8ed" draw:textarea-horizontal-align="justify" draw:textarea-vertical-align="middle" draw:auto-grow-height="false" fo:min-height="2.534cm" fo:min-width="11.7cm"/>
    </style:style>
    <style:style style:name="gr65" style:family="graphic" style:parent-style-name="standard">
      <style:graphic-properties draw:fill-color="#e8cecc" draw:textarea-horizontal-align="justify" draw:textarea-vertical-align="middle" draw:auto-grow-height="false" fo:min-height="2.533cm" fo:min-width="11.7cm"/>
    </style:style>
    <style:style style:name="gr66" style:family="graphic" style:parent-style-name="standard">
      <style:graphic-properties draw:fill-color="#cf9eff" draw:textarea-horizontal-align="justify" draw:textarea-vertical-align="middle" draw:auto-grow-height="false" fo:min-height="2.533cm" fo:min-width="11.7cm"/>
    </style:style>
    <style:style style:name="gr67" style:family="graphic" style:parent-style-name="standard">
      <style:graphic-properties draw:fill-color="#1e9ae0" draw:textarea-horizontal-align="justify" draw:textarea-vertical-align="middle" draw:auto-grow-height="false" fo:min-height="2.533cm" fo:min-width="11.7cm"/>
    </style:style>
    <style:style style:name="gr68" style:family="graphic" style:parent-style-name="standard">
      <style:graphic-properties draw:fill-color="#d4e8cc" draw:textarea-horizontal-align="justify" draw:textarea-vertical-align="middle" draw:auto-grow-height="false" fo:min-height="2.533cm" fo:min-width="11.7cm"/>
    </style:style>
    <style:style style:name="gr69" style:family="graphic" style:parent-style-name="standard">
      <style:graphic-properties draw:fill-color="#e8ccdd" draw:textarea-horizontal-align="justify" draw:textarea-vertical-align="middle" draw:auto-grow-height="false" fo:min-height="2.533cm" fo:min-width="11.7cm"/>
    </style:style>
    <style:style style:name="gr70" style:family="graphic" style:parent-style-name="standard">
      <style:graphic-properties draw:fill-color="#9ebeff" draw:textarea-horizontal-align="justify" draw:textarea-vertical-align="middle" draw:auto-grow-height="false" fo:min-height="2.533cm" fo:min-width="11.7cm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fo:min-height="1.963cm"/>
    </style:style>
    <style:style style:name="P1" style:family="paragraph">
      <loext:graphic-properties draw:fill-color="#01e07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8ce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8ed"/>
      <style:paragraph-properties fo:text-align="center"/>
    </style:style>
    <style:style style:name="P8" style:family="paragraph">
      <style:paragraph-properties fo:text-align="center"/>
      <style:text-properties fo:color="#000000"/>
    </style:style>
    <style:style style:name="P9" style:family="paragraph">
      <loext:graphic-properties draw:fill-color="#cf9eff"/>
      <style:paragraph-properties fo:text-align="center"/>
      <style:text-properties fo: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1e9ae0"/>
      <style:paragraph-properties fo:text-align="center"/>
    </style:style>
    <style:style style:name="P12" style:family="paragraph">
      <loext:graphic-properties draw:fill="none" draw:fill-color="#ffffff"/>
      <style:text-properties fo:color="#d4e8cc"/>
    </style:style>
    <style:style style:name="P13" style:family="paragraph">
      <loext:graphic-properties draw:fill-color="#1e9ae0"/>
      <style:paragraph-properties fo:text-align="center"/>
      <style:text-properties fo:color="#d4e8cc"/>
    </style:style>
    <style:style style:name="P14" style:family="paragraph">
      <loext:graphic-properties draw:fill-color="#9ebeff"/>
      <style:paragraph-properties fo:text-align="center"/>
      <style:text-properties fo:color="#fff8ed"/>
    </style:style>
    <style:style style:name="P15" style:family="paragraph">
      <loext:graphic-properties draw:fill-color="#9ebeff"/>
      <style:paragraph-properties fo:text-align="center"/>
    </style:style>
    <style:style style:name="P16" style:family="paragraph">
      <loext:graphic-properties draw:fill-color="#d4e8cc"/>
      <style:paragraph-properties fo:text-align="center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19" style:family="paragraph">
      <loext:graphic-properties draw:fill-color="#e3e8cc"/>
      <style:paragraph-properties fo:text-align="center"/>
    </style:style>
    <style:style style:name="P20" style:family="paragraph">
      <loext:graphic-properties draw:fill-color="#cf9eff"/>
      <style:paragraph-properties fo:text-align="center"/>
    </style:style>
    <style:style style:name="P21" style:family="paragraph">
      <loext:graphic-properties draw:fill-color="#e8ccdd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d4e8cc"/>
    </style:style>
    <style:style style:name="T3" style:family="text">
      <style:text-properties fo:color="#fff8e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6cm" svg:height="4.8cm" svg:x="1.2cm" svg:y="3.4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6cm" svg:height="5.295cm" svg:x="1.2cm" svg:y="8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6cm" svg:height="5.295cm" svg:x="1.2cm" svg:y="13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56cm" svg:height="5cm" svg:x="14.096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56cm" svg:height="5cm" svg:x="1.5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56cm" svg:height="5cm" svg:x="20.444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56cm" svg:height="5cm" svg:x="7.8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56cm" svg:height="5cm" svg:x="14.096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56cm" svg:height="5cm" svg:x="1.5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56cm" svg:height="5cm" svg:x="20.44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56cm" svg:height="5cm" svg:x="7.8cm" svg:y="13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76cm" svg:height="0.962cm" svg:x="12.624cm" svg:y="0.8cm">
          <draw:text-box>
            <text:p>Header</text:p>
          </draw:text-box>
        </draw:frame>
        <draw:frame draw:style-name="gr7" draw:text-style-name="P4" draw:layer="layout" svg:width="3.491cm" svg:height="0.962cm" svg:x="12.2cm" svg:y="2.2cm">
          <draw:text-box>
            <text:p>Navigation</text:p>
          </draw:text-box>
        </draw:frame>
        <draw:frame draw:style-name="gr8" draw:text-style-name="P4" draw:layer="layout" svg:width="2.335cm" svg:height="0.962cm" svg:x="12.8cm" svg:y="19.238cm">
          <draw:text-box>
            <text:p>Footer</text:p>
          </draw:text-box>
        </draw:frame>
        <draw:custom-shape draw:style-name="gr9" draw:text-style-name="P1" draw:layer="layout" svg:width="0.8cm" svg:height="1cm" svg:x="25.6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8cm" svg:height="1cm" svg:x="25.6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8cm" svg:height="1cm" svg:x="1.8cm" svg:y="10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8cm" svg:height="1cm" svg:x="1.8cm" svg:y="15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4cm" svg:height="0.4cm" svg:x="12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3.3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3.9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4.4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4.9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13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2cm" svg:height="15.3cm" svg:x="1.2cm" svg:y="3.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76cm" svg:height="0.962cm" svg:x="12.625cm" svg:y="0.8cm">
          <draw:text-box>
            <text:p>Header</text:p>
          </draw:text-box>
        </draw:frame>
        <draw:frame draw:style-name="gr7" draw:text-style-name="P4" draw:layer="layout" svg:width="3.491cm" svg:height="0.962cm" svg:x="12.201cm" svg:y="2.2cm">
          <draw:text-box>
            <text:p>Navigation</text:p>
          </draw:text-box>
        </draw:frame>
        <draw:frame draw:style-name="gr8" draw:text-style-name="P4" draw:layer="layout" svg:width="2.335cm" svg:height="0.962cm" svg:x="12.801cm" svg:y="19.238cm">
          <draw:text-box>
            <text:p>Footer</text:p>
          </draw:text-box>
        </draw:frame>
        <draw:frame draw:style-name="gr16" draw:text-style-name="P4" draw:layer="layout" svg:width="1.912cm" svg:height="0.962cm" svg:x="3.2cm" svg:y="10.6cm">
          <draw:text-box>
            <text:p>Filter</text:p>
          </draw:text-box>
        </draw:frame>
        <draw:custom-shape draw:style-name="gr17" draw:text-style-name="P3" draw:layer="layout" svg:width="6.32cm" svg:height="5.034cm" svg:x="14.065cm" svg:y="8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6.32cm" svg:height="5.034cm" svg:x="20.48cm" svg:y="8.63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32cm" svg:height="5.034cm" svg:x="7.641cm" svg:y="8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6.32cm" svg:height="5.033cm" svg:x="14.065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6.32cm" svg:height="5.033cm" svg:x="20.48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6.32cm" svg:height="5.033cm" svg:x="7.6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6.32cm" svg:height="5.033cm" svg:x="14.06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6.32cm" svg:height="5.033cm" svg:x="20.4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6.32cm" svg:height="5.033cm" svg:x="7.64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13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76cm" svg:height="0.962cm" svg:x="12.625cm" svg:y="0.8cm">
          <draw:text-box>
            <text:p>Header</text:p>
          </draw:text-box>
        </draw:frame>
        <draw:frame draw:style-name="gr7" draw:text-style-name="P4" draw:layer="layout" svg:width="3.491cm" svg:height="0.962cm" svg:x="12.201cm" svg:y="2.2cm">
          <draw:text-box>
            <text:p>Navigation</text:p>
          </draw:text-box>
        </draw:frame>
        <draw:frame draw:style-name="gr8" draw:text-style-name="P4" draw:layer="layout" svg:width="2.335cm" svg:height="0.962cm" svg:x="12.801cm" svg:y="19.238cm">
          <draw:text-box>
            <text:p>Footer</text:p>
          </draw:text-box>
        </draw:frame>
        <draw:custom-shape draw:style-name="gr19" draw:text-style-name="P1" draw:layer="layout" svg:width="8.4cm" svg:height="8.8cm" svg:x="1.2cm" svg:y="3.4cm">
          <text:p text:style-name="P2">Imag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9.7cm" svg:height="2.2cm" svg:x="9.7cm" svg:y="3.4cm">
          <text:p text:style-name="P2">Title product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7cm" svg:height="6.5cm" svg:x="9.7cm" svg:y="5.7cm">
          <text:p text:style-name="P2">Description of the product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3cm" svg:height="8.8cm" svg:x="19.5cm" svg:y="3.4cm">
          <text:p text:style-name="P2">Value and add card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5.6cm" svg:height="6.7cm" svg:x="1.2cm" svg:y="12.3cm">
          <text:p text:style-name="P2">specif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13" draw:text-style-name="P1" draw:layer="layout" svg:width="27.4cm" svg:height="1.6cm" svg:x="0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5.6cm" svg:height="1.2cm" svg:x="1.2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5.6cm" svg:height="1.2cm" svg:x="1.2cm" svg:y="1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576cm" svg:height="0.962cm" svg:x="12.625cm" svg:y="0.8cm">
          <draw:text-box>
            <text:p>Header</text:p>
          </draw:text-box>
        </draw:frame>
        <draw:frame draw:style-name="gr7" draw:text-style-name="P4" draw:layer="layout" svg:width="3.491cm" svg:height="0.962cm" svg:x="12.201cm" svg:y="2.2cm">
          <draw:text-box>
            <text:p>Navigation</text:p>
          </draw:text-box>
        </draw:frame>
        <draw:frame draw:style-name="gr8" draw:text-style-name="P4" draw:layer="layout" svg:width="2.335cm" svg:height="0.962cm" svg:x="12.801cm" svg:y="19.238cm">
          <draw:text-box>
            <text:p>Footer</text:p>
          </draw:text-box>
        </draw:frame>
        <draw:custom-shape draw:style-name="gr24" draw:text-style-name="P1" draw:layer="layout" svg:width="6.4cm" svg:height="1cm" svg:x="20.4cm" svg:y="17.8cm">
          <text:p text:style-name="P2">Value tot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4.381cm" svg:height="0.836cm" svg:x="1.2cm" svg:y="3.6cm">
          <text:p text:style-name="P2">Name Produ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4.179cm" svg:height="0.836cm" svg:x="15.894cm" svg:y="3.6cm">
          <text:p text:style-name="P2">qua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.414cm" svg:height="0.836cm" draw:transform="skewX (-0.00122173047639603) rotate (-0.00174532925199447) translate (20.387cm 3.6cm)">
          <text:p text:style-name="P2">val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14.381cm" svg:height="12.955cm" svg:x="1.2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4.179cm" svg:height="12.955cm" svg:x="15.894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6.413cm" svg:height="12.955cm" svg:x="20.387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9cm" svg:height="1cm" svg:x="1.2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custom-shape draw:style-name="gr32" draw:text-style-name="P1" draw:layer="layout" svg:width="27.4cm" svg:height="1.6cm" svg:x="0.2cm" svg:y="0.4cm">
          <text:p text:style-name="P2">Register User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2.8cm" svg:height="15cm" svg:x="7.6cm" svg:y="3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1.6cm" svg:height="1.4cm" svg:x="8.2cm" svg:y="4.8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263cm" svg:height="0.962cm" svg:x="8cm" svg:y="3.9cm">
          <draw:text-box>
            <text:p>Email:</text:p>
          </draw:text-box>
        </draw:frame>
        <draw:custom-shape draw:style-name="gr36" draw:text-style-name="P7" draw:layer="layout" svg:width="11.6cm" svg:height="1.4cm" svg:x="8.201cm" svg:y="7.2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369cm" svg:height="0.962cm" svg:x="8.001cm" svg:y="6.301cm">
          <draw:text-box>
            <text:p>Name:</text:p>
          </draw:text-box>
        </draw:frame>
        <draw:custom-shape draw:style-name="gr34" draw:text-style-name="P5" draw:layer="layout" svg:width="11.6cm" svg:height="1.4cm" svg:x="8.201cm" svg:y="4.8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263cm" svg:height="0.962cm" svg:x="8.001cm" svg:y="3.901cm">
          <draw:text-box>
            <text:p>Email:</text:p>
          </draw:text-box>
        </draw:frame>
        <draw:custom-shape draw:style-name="gr36" draw:text-style-name="P7" draw:layer="layout" svg:width="11.6cm" svg:height="1.4cm" svg:x="8.201cm" svg:y="9.6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3.249cm" svg:height="0.962cm" svg:x="8.001cm" svg:y="8.701cm">
          <draw:text-box>
            <text:p>Surname:</text:p>
          </draw:text-box>
        </draw:frame>
        <draw:custom-shape draw:style-name="gr34" draw:text-style-name="P5" draw:layer="layout" svg:width="11.6cm" svg:height="1.4cm" svg:x="8.201cm" svg:y="4.8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263cm" svg:height="0.962cm" svg:x="8.001cm" svg:y="3.901cm">
          <draw:text-box>
            <text:p>Email:</text:p>
          </draw:text-box>
        </draw:frame>
        <draw:custom-shape draw:style-name="gr36" draw:text-style-name="P7" draw:layer="layout" svg:width="11.6cm" svg:height="1.4cm" svg:x="8.201cm" svg:y="12.1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3.461cm" svg:height="0.962cm" svg:x="8.001cm" svg:y="11.201cm">
          <draw:text-box>
            <text:p>Password:</text:p>
          </draw:text-box>
        </draw:frame>
        <draw:custom-shape draw:style-name="gr36" draw:text-style-name="P7" draw:layer="layout" svg:width="11.6cm" svg:height="1.4cm" svg:x="8.201cm" svg:y="4.8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263cm" svg:height="0.962cm" svg:x="8.001cm" svg:y="3.901cm">
          <draw:text-box>
            <text:p>Email:</text:p>
          </draw:text-box>
        </draw:frame>
        <draw:custom-shape draw:style-name="gr37" draw:text-style-name="P9" draw:layer="layout" svg:width="11.6cm" svg:height="1.4cm" svg:x="8.201cm" svg:y="15.101cm">
          <text:p text:style-name="P8"><text:span text:style-name="T1">Sub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32" draw:text-style-name="P1" draw:layer="layout" svg:width="27.4cm" svg:height="1.6cm" svg:x="0.2cm" svg:y="0.4cm">
          <text:p text:style-name="P2">Login User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2.8cm" svg:height="9.4cm" svg:x="7.6cm" svg:y="3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1.6cm" svg:height="1.4cm" svg:x="8.2cm" svg:y="4.8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263cm" svg:height="0.962cm" svg:x="8cm" svg:y="3.9cm">
          <draw:text-box>
            <text:p>Email:</text:p>
          </draw:text-box>
        </draw:frame>
        <draw:custom-shape draw:style-name="gr34" draw:text-style-name="P5" draw:layer="layout" svg:width="11.6cm" svg:height="1.4cm" svg:x="8.201cm" svg:y="4.8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263cm" svg:height="0.962cm" svg:x="8.001cm" svg:y="3.901cm">
          <draw:text-box>
            <text:p>Email:</text:p>
          </draw:text-box>
        </draw:frame>
        <draw:custom-shape draw:style-name="gr34" draw:text-style-name="P5" draw:layer="layout" svg:width="11.6cm" svg:height="1.4cm" svg:x="8.201cm" svg:y="4.8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263cm" svg:height="0.962cm" svg:x="8.001cm" svg:y="3.901cm">
          <draw:text-box>
            <text:p>Email:</text:p>
          </draw:text-box>
        </draw:frame>
        <draw:custom-shape draw:style-name="gr36" draw:text-style-name="P7" draw:layer="layout" svg:width="11.6cm" svg:height="1.4cm" svg:x="8.201cm" svg:y="7.4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3.461cm" svg:height="0.962cm" svg:x="8.001cm" svg:y="6.501cm">
          <draw:text-box>
            <text:p>Password:</text:p>
          </draw:text-box>
        </draw:frame>
        <draw:custom-shape draw:style-name="gr36" draw:text-style-name="P7" draw:layer="layout" svg:width="11.6cm" svg:height="1.4cm" svg:x="8.201cm" svg:y="4.801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263cm" svg:height="0.962cm" svg:x="8.001cm" svg:y="3.901cm">
          <draw:text-box>
            <text:p>Email:</text:p>
          </draw:text-box>
        </draw:frame>
        <draw:custom-shape draw:style-name="gr37" draw:text-style-name="P9" draw:layer="layout" svg:width="11.6cm" svg:height="1.4cm" svg:x="8.201cm" svg:y="10.401cm">
          <text:p text:style-name="P8"><text:span text:style-name="T1">Sub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style-name="gr39" draw:text-style-name="P11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4.511cm" svg:height="0.962cm" svg:x="11.425cm" svg:y="0.8cm">
          <draw:text-box>
            <text:p><text:span text:style-name="T2">Header Admin</text:span></text:p>
          </draw:text-box>
        </draw:frame>
        <draw:frame draw:style-name="gr8" draw:text-style-name="P12" draw:layer="layout" svg:width="2.335cm" svg:height="0.962cm" svg:x="12.801cm" svg:y="19.238cm">
          <draw:text-box>
            <text:p><text:span text:style-name="T2">Footer</text:span></text:p>
          </draw:text-box>
        </draw:frame>
        <draw:custom-shape draw:style-name="gr42" draw:text-style-name="P13" draw:layer="layout" svg:width="5.8cm" svg:height="16.8cm" svg:x="1.2cm" svg:y="2.2cm">
          <text:p text:style-name="P2"><text:span text:style-name="T2">Naviga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6.51cm" svg:height="3.2cm" svg:x="7.1cm" svg:y="2.2cm">
          <text:p text:style-name="P2"><text:span text:style-name="T3">New Message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6.51cm" svg:height="3.2cm" svg:x="13.695cm" svg:y="2.2cm">
          <text:p text:style-name="P2"><text:span text:style-name="T3">Quantity of Ord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6.51cm" svg:height="3.2cm" svg:x="20.29cm" svg:y="2.2cm">
          <text:p text:style-name="P2"><text:span text:style-name="T3">Visits Graphic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6.5cm" svg:height="13.5cm" svg:x="7.1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6.5cm" svg:height="13.5cm" svg:x="13.69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6.5cm" svg:height="13.5cm" svg:x="20.29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39" draw:text-style-name="P11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4.511cm" svg:height="0.962cm" svg:x="11.425cm" svg:y="0.8cm">
          <draw:text-box>
            <text:p>Header Admin</text:p>
          </draw:text-box>
        </draw:frame>
        <draw:frame draw:style-name="gr8" draw:text-style-name="P4" draw:layer="layout" svg:width="2.335cm" svg:height="0.962cm" svg:x="12.801cm" svg:y="19.238cm">
          <draw:text-box>
            <text:p>Footer</text:p>
          </draw:text-box>
        </draw:frame>
        <draw:custom-shape draw:style-name="gr42" draw:text-style-name="P11" draw:layer="layout" svg:width="5.8cm" svg:height="16.8cm" svg:x="1.2cm" svg:y="2.2cm">
          <text:p text:style-name="P2">Navigation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4.748cm" svg:height="1.841cm" svg:x="7.2cm" svg:y="2.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4.75cm" svg:height="1.841cm" svg:x="12.208cm" svg:y="2.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4.75cm" svg:height="1.841cm" svg:x="17.129cm" svg:y="2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4.748cm" svg:height="1.841cm" svg:x="22.052cm" svg:y="2.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14.604cm" svg:height="6.752cm" svg:x="7.2cm" svg:y="4.44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4.804cm" svg:height="6.752cm" svg:x="21.996cm" svg:y="4.4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19.6cm" svg:height="7.4cm" svg:x="7.2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39" draw:text-style-name="P11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4.511cm" svg:height="0.962cm" svg:x="11.425cm" svg:y="0.8cm">
          <draw:text-box>
            <text:p>Header Admin</text:p>
          </draw:text-box>
        </draw:frame>
        <draw:frame draw:style-name="gr8" draw:text-style-name="P4" draw:layer="layout" svg:width="2.335cm" svg:height="0.962cm" svg:x="12.801cm" svg:y="19.238cm">
          <draw:text-box>
            <text:p>Footer</text:p>
          </draw:text-box>
        </draw:frame>
        <draw:custom-shape draw:style-name="gr42" draw:text-style-name="P11" draw:layer="layout" svg:width="5.8cm" svg:height="16.8cm" svg:x="1.2cm" svg:y="2.2cm">
          <text:p text:style-name="P2">Navigation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9.6cm" svg:height="1.4cm" svg:x="7.2cm" svg:y="2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19.6cm" svg:height="15cm" svg:x="7.2cm" svg:y="3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.699cm" svg:height="0.8cm" svg:x="7.4cm" svg:y="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.699cm" svg:height="0.8cm" svg:x="11.275cm" svg:y="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.7cm" svg:height="0.8cm" svg:x="15.15cm" svg:y="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.699cm" svg:height="0.8cm" svg:x="19.026cm" svg:y="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.699cm" svg:height="0.8cm" svg:x="22.901cm" svg:y="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3.699cm" svg:height="12.6cm" svg:x="7.4cm" svg:y="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3.699cm" svg:height="12.6cm" svg:x="11.275cm" svg:y="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3.7cm" svg:height="12.6cm" svg:x="15.15cm" svg:y="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3.699cm" svg:height="12.6cm" svg:x="19.026cm" svg:y="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3.699cm" svg:height="12.6cm" svg:x="22.901cm" svg:y="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3.699cm" svg:height="0.8cm" svg:x="7.4cm" svg:y="17.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3.699cm" svg:height="0.8cm" svg:x="11.275cm" svg:y="17.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3.7cm" svg:height="0.8cm" svg:x="15.15cm" svg:y="17.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3.699cm" svg:height="0.8cm" svg:x="19.026cm" svg:y="17.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3.699cm" svg:height="0.8cm" svg:x="22.90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style-name="gr39" draw:text-style-name="P11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4.511cm" svg:height="0.962cm" svg:x="11.425cm" svg:y="0.8cm">
          <draw:text-box>
            <text:p><text:span text:style-name="T2">Header Admin</text:span></text:p>
          </draw:text-box>
        </draw:frame>
        <draw:frame draw:style-name="gr8" draw:text-style-name="P4" draw:layer="layout" svg:width="2.335cm" svg:height="0.962cm" svg:x="12.801cm" svg:y="19.238cm">
          <draw:text-box>
            <text:p>Footer</text:p>
          </draw:text-box>
        </draw:frame>
        <draw:custom-shape draw:style-name="gr42" draw:text-style-name="P11" draw:layer="layout" svg:width="5.8cm" svg:height="16.8cm" svg:x="1.2cm" svg:y="2.2cm">
          <text:p text:style-name="P2">Navigation</text:p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19.6cm" svg:height="1.4cm" svg:x="7.2cm" svg:y="2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9.69cm" svg:height="7.5cm" svg:x="7.2cm" svg:y="3.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9.69cm" svg:height="7.5cm" svg:x="17.11cm" svg:y="3.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9.69cm" svg:height="7.2cm" svg:x="7.2cm" svg:y="11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9.69cm" svg:height="7.2cm" svg:x="17.1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2" draw:text-style-name="P17" draw:layer="layout" svg:width="25.199cm" svg:height="1.963cm" svg:x="1.4cm" svg:y="0.837cm" presentation:class="title" presentation:user-transformed="true">
          <draw:text-box>
            <text:p text:style-name="P17"><text:span text:style-name="T4">Color</text:span></text:p>
          </draw:text-box>
        </draw:frame>
        <draw:custom-shape draw:style-name="gr61" draw:text-style-name="P18" draw:layer="layout" svg:width="13.196cm" svg:height="17.4cm" svg:x="0.6cm" svg:y="3cm">
          <text:p text:style-name="P2"><text:span text:style-name="T5">User</text:span></text:p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13.196cm" svg:height="17.4cm" svg:x="14.204cm" svg:y="3cm">
          <text:p text:style-name="P2">Admin</text:p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2.2cm" svg:height="2.783cm" svg:x="1.1cm" svg:y="4.6cm">
          <text:p text:style-name="P2">#01E076</text:p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12.2cm" svg:height="2.783cm" svg:x="1.1cm" svg:y="7.704cm">
          <text:p text:style-name="P2">#E3E8CC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12.2cm" svg:height="2.784cm" svg:x="1.1cm" svg:y="10.808cm">
          <text:p text:style-name="P2">#FFF8ED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12.2cm" svg:height="2.783cm" svg:x="1.1cm" svg:y="13.913cm">
          <text:p text:style-name="P2">#E8CECC</text:p>
          <draw:enhanced-geometry svg:viewBox="0 0 21600 21600" draw:type="rectangle" draw:enhanced-path="M 0 0 L 21600 0 21600 21600 0 21600 0 0 Z N"/>
        </draw:custom-shape>
        <draw:custom-shape draw:style-name="gr66" draw:text-style-name="P20" draw:layer="layout" svg:width="12.2cm" svg:height="2.783cm" svg:x="1.1cm" svg:y="17.017cm">
          <text:p text:style-name="P2">#CF9EFF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12.2cm" svg:height="2.783cm" svg:x="14.7cm" svg:y="4.599cm">
          <text:p text:style-name="P2">#1E9AE0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12.2cm" svg:height="2.783cm" svg:x="14.7cm" svg:y="7.703cm">
          <text:p text:style-name="P2">#D4E8CC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12.2cm" svg:height="2.784cm" svg:x="14.7cm" svg:y="10.807cm">
          <text:p text:style-name="P2">#FFF8ED</text:p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12.2cm" svg:height="2.783cm" svg:x="14.7cm" svg:y="13.912cm">
          <text:p text:style-name="P2">#E8CCDD</text:p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12.2cm" svg:height="2.783cm" svg:x="14.7cm" svg:y="17.016cm">
          <text:p text:style-name="P2">#9EBEFF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20:31:12.724182820</meta:creation-date>
    <dc:date>2019-05-22T13:39:33.206065531</dc:date>
    <meta:editing-duration>PT1H26M22S</meta:editing-duration>
    <meta:editing-cycles>16</meta:editing-cycles>
    <meta:generator>LibreOffice/6.0.7.3$Linux_X86_64 LibreOffice_project/00m0$Build-3</meta:generator>
    <meta:document-statistic meta:object-count="209"/>
  </office:meta>
</office:document-meta>
</file>